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2cm" svg:y="3.05cm">
          <draw:text-box>
            <text:p><text:span text:style-name="T1">f[i]</text:span></text:p>
          </draw:text-box>
        </draw:frame>
        <draw:frame draw:style-name="gr1" draw:text-style-name="P2" draw:layer="layout" svg:width="1cm" svg:height="1.65cm" svg:x="18.1cm" svg:y="8.05cm">
          <draw:text-box>
            <text:p><text:span text:style-name="T1">i</text:span></text:p>
          </draw:text-box>
        </draw:frame>
        <draw:frame draw:style-name="gr2" draw:text-style-name="P3" draw:layer="layout" svg:width="15.999cm" svg:height="8.999cm" svg:x="1.901cm" svg:y="4.0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2-02T16:35:35.884946099</dc:date>
    <meta:editing-duration>PT21M7S</meta:editing-duration>
    <meta:editing-cycles>2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9" chart:origin="0" chart:interval-maj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047cm" svg:y="0.379cm" svg:width="14.633cm" svg:height="8.242cm"/>
          <chart:axis chart:dimension="x" chart:name="primary-x" chart:style-name="ch3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.394678">
                <text:p>-3.3946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371319">
                <text:p>-1.371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582423">
                <text:p>-1.582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493073">
                <text:p>-1.493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6.528327">
                <text:p>-6.528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4.516164">
                <text:p>-4.516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6.245431">
                <text:p>-6.245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188491">
                <text:p>-1.188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582637">
                <text:p>-2.582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6.641636">
                <text:p>-6.641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615404">
                <text:p>-1.615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03781">
                <text:p>-0.003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.693074">
                <text:p>-6.6930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699971">
                <text:p>2.699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972426">
                <text:p>-1.972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158882">
                <text:p>-0.158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2.847011">
                <text:p>-2.847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4.813348">
                <text:p>-4.813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512959">
                <text:p>1.5129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370663">
                <text:p>-1.3706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.576084">
                <text:p>-1.576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152946">
                <text:p>1.1529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4.859773">
                <text:p>-4.859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287798">
                <text:p>-0.2877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.575183">
                <text:p>4.575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15523">
                <text:p>0.915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4.825513">
                <text:p>-4.8255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2.84218">
                <text:p>-2.842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.975192">
                <text:p>4.975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459788">
                <text:p>1.459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994852">
                <text:p>2.9948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.193661">
                <text:p>-1.1936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6.726251">
                <text:p>-6.7262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.729691">
                <text:p>-1.7296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3.714293">
                <text:p>-3.7142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270245">
                <text:p>1.270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508397">
                <text:p>1.5083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2.206193">
                <text:p>-2.2061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2.342482">
                <text:p>-2.3424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3.723799">
                <text:p>-3.7237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692637">
                <text:p>-0.692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803118">
                <text:p>0.803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2.887955">
                <text:p>-2.8879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.037766">
                <text:p>2.037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3.683641">
                <text:p>-3.6836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2.759797">
                <text:p>-2.7597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265863">
                <text:p>-0.2658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415893">
                <text:p>1.4158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389138">
                <text:p>-0.389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15198">
                <text:p>0.2151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.228235">
                <text:p>-1.2282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.159791">
                <text:p>-1.159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.30416">
                <text:p>2.304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4.574276">
                <text:p>-4.574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.569213">
                <text:p>-2.5692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.735385">
                <text:p>-2.7353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.430634">
                <text:p>-1.4306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.900689">
                <text:p>-2.900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4.811415">
                <text:p>-4.8114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.70976">
                <text:p>2.709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.490664">
                <text:p>2.4906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.766155">
                <text:p>-1.766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.517336">
                <text:p>-1.5173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3.9398">
                <text:p>-3.93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.544579">
                <text:p>-3.5445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.478015">
                <text:p>-1.4780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.890876">
                <text:p>-1.8908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2.651343">
                <text:p>-2.651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35118">
                <text:p>-0.35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2.176597">
                <text:p>-2.1765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.503297">
                <text:p>4.5032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9.215769">
                <text:p>-9.2157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.65118">
                <text:p>-1.651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2.219332">
                <text:p>-2.2193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694441">
                <text:p>0.6944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.826582">
                <text:p>-1.8265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.322339">
                <text:p>2.3223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023709">
                <text:p>1.0237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054896">
                <text:p>-0.0548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418172">
                <text:p>-0.4181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.889061">
                <text:p>-1.8890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99415">
                <text:p>1.99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.996955">
                <text:p>-1.9969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978689">
                <text:p>-0.978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.812225">
                <text:p>-1.8122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580611">
                <text:p>-0.5806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6.795404">
                <text:p>6.7954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702527">
                <text:p>-0.7025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6.440313">
                <text:p>-6.4403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.457317">
                <text:p>-1.4573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6.062244">
                <text:p>-6.0622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4.996021">
                <text:p>-4.9960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104935">
                <text:p>0.1049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.845317">
                <text:p>-1.8453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.622186">
                <text:p>2.6221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61021">
                <text:p>0.2610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3.577026">
                <text:p>-3.5770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2.107044">
                <text:p>-2.107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383433">
                <text:p>-0.3834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.2387">
                <text:p>-1.2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